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WebSocketClient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WebSocketClient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Client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WebSocketClient.execute( URI url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Client.getJetty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Client.JettyWebSocketClient( org . eclipse . jetty . websocket . client . WebSocketClient jetty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Client.JettyWeb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Client.createHandshakeInfo( URI url , Session jetty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WebSocketClient.createHandler( URI url , WebSocketHandler handler , Sinks . Empty &lt; Void &gt; comple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ttyWebSocketClient.executeInternal( URI url , HttpHeaders headers , WebSocke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ettyWebSocketClient.execute( URI url , HttpHeaders headers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